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9039" officeooo:paragraph-rsid="00109039"/>
    </style:style>
    <style:style style:name="P2" style:family="paragraph" style:parent-style-name="Standard">
      <style:text-properties officeooo:rsid="00109039" officeooo:paragraph-rsid="00120c75"/>
    </style:style>
    <style:style style:name="P3" style:family="paragraph" style:parent-style-name="Standard">
      <style:text-properties officeooo:rsid="00109039" officeooo:paragraph-rsid="0013d30c"/>
    </style:style>
    <style:style style:name="P4" style:family="paragraph" style:parent-style-name="Standard">
      <style:text-properties officeooo:rsid="00109039" officeooo:paragraph-rsid="0019a2e2"/>
    </style:style>
    <style:style style:name="P5" style:family="paragraph" style:parent-style-name="Standard">
      <style:text-properties officeooo:rsid="00109039" officeooo:paragraph-rsid="001ce07a"/>
    </style:style>
    <style:style style:name="P6" style:family="paragraph" style:parent-style-name="Standard">
      <style:text-properties officeooo:rsid="00120c75" officeooo:paragraph-rsid="00120c75"/>
    </style:style>
    <style:style style:name="P7" style:family="paragraph" style:parent-style-name="Standard">
      <style:text-properties officeooo:rsid="00120c75" officeooo:paragraph-rsid="0013d30c"/>
    </style:style>
    <style:style style:name="P8" style:family="paragraph" style:parent-style-name="Standard">
      <style:text-properties officeooo:rsid="0013d30c" officeooo:paragraph-rsid="0013d30c"/>
    </style:style>
    <style:style style:name="P9" style:family="paragraph" style:parent-style-name="Standard">
      <style:text-properties officeooo:rsid="001e01b6" officeooo:paragraph-rsid="001e01b6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09039" officeooo:paragraph-rsid="00120c75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09039" officeooo:paragraph-rsid="00109039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20c75" officeooo:paragraph-rsid="00120c75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3d30c" officeooo:paragraph-rsid="0013d30c"/>
    </style:style>
    <style:style style:name="T1" style:family="text">
      <style:text-properties officeooo:rsid="00120c75"/>
    </style:style>
    <style:style style:name="T2" style:family="text">
      <style:text-properties officeooo:rsid="0013d30c"/>
    </style:style>
    <style:style style:name="T3" style:family="text">
      <style:text-properties officeooo:rsid="001cc5ba"/>
    </style:style>
    <style:style style:name="T4" style:family="text">
      <style:text-properties officeooo:rsid="001e0e40"/>
    </style:style>
    <style:style style:name="T5" style:family="text">
      <style:text-properties officeooo:rsid="001ecf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 Flow:</text:p>
      <text:p text:style-name="P11"/>
      <text:p text:style-name="P1"/>
      <text:p text:style-name="P1">- First Fill out classlist DB using 'CreateClass' API <text:span text:style-name="T1">(WEB UI)</text:span></text:p>
      <text:p text:style-name="P5">- <text:span text:style-name="T3">You can delete classes with 'DeleteClass' API (WEB UI)</text:span></text:p>
      <text:p text:style-name="P2">- <text:span text:style-name="T1">Fill studentlist DB with 'AddStudent' API (WEB UI)</text:span></text:p>
      <text:p text:style-name="P10"/>
      <text:p text:style-name="P2"/>
      <text:p text:style-name="P6">After popula<text:span text:style-name="T5">ting</text:span> all the data from <text:span text:style-name="T5">Administration</text:span> side,</text:p>
      <text:p text:style-name="P6"/>
      <text:p text:style-name="P6">- Register Student from app. Store unique device id and BLE uuids using 'RegisterStudent' API (Android)</text:p>
      <text:p text:style-name="P6">- Provide a screen for the user to delete his account using 'DeleteStudent' API (Android)</text:p>
      <text:p text:style-name="P7">- <text:span text:style-name="T2">Provide a screen to mark student as present using 'MarkPresent' API </text:span>(Android)</text:p>
      <text:p text:style-name="P12"/>
      <text:p text:style-name="P6"/>
      <text:p text:style-name="P9">After <text:span text:style-name="T5">Students have marked themselves present</text:span>,</text:p>
      <text:p text:style-name="P9"/>
      <text:p text:style-name="P9">- Display the list of students class wise using 'ClassAttendanceList' API</text:p>
      <text:p text:style-name="P9">- Give an option to the school/ <text:span text:style-name="T4">professor to clear the class attendance list using 'ClearClassAttendance' API</text:span></text:p>
      <text:p text:style-name="P13"/>
      <text:p text:style-name="P8"/>
      <text:p text:style-name="P8">Not part of workflow but required for displaying</text:p>
      <text:p text:style-name="P8"/>
      <text:p text:style-name="P3">- <text:span text:style-name="T1">Create Display Page for Student List using 'StudentAll' API (WEB UI)</text:span></text:p>
      <text:p text:style-name="P4">- <text:span text:style-name="T1">Create Display Page for Student Enrolled using 'StudentEnrolled' API (WEB U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sik Sundar</meta:initial-creator>
    <meta:creation-date>2016-04-27T01:52:27.408099983</meta:creation-date>
    <dc:date>2016-05-11T21:16:44.407183475</dc:date>
    <dc:creator>Kousik Sundar</dc:creator>
    <meta:editing-duration>PT1H2M1S</meta:editing-duration>
    <meta:editing-cycles>17</meta:editing-cycles>
    <meta:generator>LibreOffice/5.0.3.2$Linux_X86_64 LibreOffice_project/00m0$Build-2</meta:generator>
    <meta:document-statistic meta:table-count="0" meta:image-count="0" meta:object-count="0" meta:page-count="1" meta:paragraph-count="14" meta:word-count="150" meta:character-count="931" meta:non-whitespace-character-count="795"/>
  </office:meta>
</office:document-meta>
</file>